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fill-color="#99ccff" draw:textarea-horizontal-align="justify" draw:textarea-vertical-align="middle" draw:auto-grow-height="false" fo:min-height="0.379cm" fo:min-width="0.129cm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 fo:min-height="0.02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cc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605cm" svg:y1="1.905cm" svg:x2="19.177cm" svg:y2="5.715cm">
          <text:p/>
        </draw:line>
        <draw:line draw:style-name="gr1" draw:text-style-name="P1" draw:layer="layout" svg:x1="7.112cm" svg:y1="1.905cm" svg:x2="4.572cm" svg:y2="3.175cm">
          <text:p/>
        </draw:line>
        <draw:line draw:style-name="gr1" draw:text-style-name="P1" draw:layer="layout" svg:x1="9.652cm" svg:y1="3.175cm" svg:x2="7.239cm" svg:y2="1.905cm">
          <text:p/>
        </draw:line>
        <draw:line draw:style-name="gr1" draw:text-style-name="P1" draw:layer="layout" svg:x1="10.922cm" svg:y1="4.445cm" svg:x2="9.652cm" svg:y2="3.175cm">
          <text:p/>
        </draw:line>
        <draw:line draw:style-name="gr1" draw:text-style-name="P1" draw:layer="layout" svg:x1="5.842cm" svg:y1="4.445cm" svg:x2="4.572cm" svg:y2="3.175cm">
          <text:p/>
        </draw:line>
        <draw:line draw:style-name="gr1" draw:text-style-name="P1" draw:layer="layout" svg:x1="9.652cm" svg:y1="3.175cm" svg:x2="8.382cm" svg:y2="4.445cm">
          <text:p/>
        </draw:line>
        <draw:line draw:style-name="gr1" draw:text-style-name="P1" draw:layer="layout" svg:x1="4.572cm" svg:y1="3.175cm" svg:x2="3.302cm" svg:y2="4.445cm">
          <text:p/>
        </draw:line>
        <draw:line draw:style-name="gr1" draw:text-style-name="P1" draw:layer="layout" svg:x1="3.302cm" svg:y1="4.445cm" svg:x2="3.937cm" svg:y2="5.588cm">
          <text:p/>
        </draw:line>
        <draw:line draw:style-name="gr1" draw:text-style-name="P1" draw:layer="layout" svg:x1="5.842cm" svg:y1="4.445cm" svg:x2="6.477cm" svg:y2="5.588cm">
          <text:p/>
        </draw:line>
        <draw:line draw:style-name="gr1" draw:text-style-name="P1" draw:layer="layout" svg:x1="8.382cm" svg:y1="4.445cm" svg:x2="9.017cm" svg:y2="5.588cm">
          <text:p/>
        </draw:line>
        <draw:line draw:style-name="gr1" draw:text-style-name="P1" draw:layer="layout" svg:x1="10.922cm" svg:y1="4.445cm" svg:x2="11.557cm" svg:y2="5.588cm">
          <text:p/>
        </draw:line>
        <draw:line draw:style-name="gr1" draw:text-style-name="P1" draw:layer="layout" svg:x1="5.715cm" svg:y1="4.445cm" svg:x2="4.953cm" svg:y2="5.715cm">
          <text:p/>
        </draw:line>
        <draw:line draw:style-name="gr1" draw:text-style-name="P1" draw:layer="layout" svg:x1="8.239cm" svg:y1="4.421cm" svg:x2="7.477cm" svg:y2="5.691cm">
          <text:p/>
        </draw:line>
        <draw:line draw:style-name="gr1" draw:text-style-name="P1" draw:layer="layout" svg:x1="10.795cm" svg:y1="4.445cm" svg:x2="10.033cm" svg:y2="5.715cm">
          <text:p/>
        </draw:line>
        <draw:line draw:style-name="gr1" draw:text-style-name="P1" draw:layer="layout" svg:x1="3.302cm" svg:y1="4.445cm" svg:x2="2.54cm" svg:y2="5.715cm">
          <text:p/>
        </draw:line>
        <draw:custom-shape draw:style-name="gr2" draw:text-style-name="P3" draw:layer="layout" svg:width="0.889cm" svg:height="0.889cm" svg:x="3.429cm" svg:y="5.207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4.699cm" svg:y="5.207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2.159cm" svg:y="5.20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7.239cm" svg:y="5.207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8.509cm" svg:y="5.207cm">
          <text:p text:style-name="P2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5.969cm" svg:y="5.207cm">
          <text:p text:style-name="P2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1.049cm" svg:y="5.207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9.779cm" svg:y="5.207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2.921cm" svg:y="3.937cm">
          <text:p text:style-name="P2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889cm" svg:height="0.889cm" svg:x="5.334cm" svg:y="3.937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7.874cm" svg:y="3.937cm">
          <text:p text:style-name="P2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0.414cm" svg:y="3.937cm">
          <text:p text:style-name="P2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9.271cm" svg:y="2.667cm">
          <text:p text:style-name="P2">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4.191cm" svg:y="2.667cm">
          <text:p text:style-name="P2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6.731cm" svg:y="1.397cm">
          <text:p text:style-name="P2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4.097cm" svg:y="1.397cm">
          <text:p text:style-name="P2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5.113cm" svg:y="2.286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6.129cm" svg:y="3.048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889cm" svg:height="0.889cm" svg:x="18.669cm" svg:y="5.207cm">
          <text:p text:style-name="P2">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7.27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7.70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81cm" svg:height="0.381cm" svg:x="18.161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09:41:42.596097206</meta:creation-date>
    <meta:generator>LibreOffice/5.0.3.2$Linux_X86_64 LibreOffice_project/00m0$Build-2</meta:generator>
    <dc:date>2017-05-24T10:15:09.196664853</dc:date>
    <meta:editing-duration>PT17M45S</meta:editing-duration>
    <meta:editing-cycles>2</meta:editing-cycles>
    <meta:document-statistic meta:object-count="37"/>
  </office:meta>
</office:document-meta>
</file>